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row>
      <mi>f</mi>
      <mrow>
        <mrow>
          <mo stretchy="false">(</mo>
          <mi>t</mi>
          <mo stretchy="false">)</mo>
        </mrow>
        <mi mathvariant="normal">=</mi>
        <mrow>
          <mfrac>
            <mn>1</mn>
            <mstyle mathsize="9pt">
              <mrow>
                <msqrt>
                  <mrow>
                    <mn>2</mn>
                    <mo stretchy="false">Π</mo>
                  </mrow>
                </msqrt>
              </mrow>
            </mstyle>
          </mfrac>
          <mi mathvariant="normal">⋅</mi>
          <mstyle mathsize="11pt">
            <mrow>
              <msup>
                <mi mathvariant="normal">e</mi>
                <mrow>
                  <mi mathvariant="normal">−</mi>
                  <mfrac>
                    <mstyle mathsize="10pt">
                      <mrow>
                        <msup>
                          <mi>t</mi>
                          <mstyle mathsize="7pt">
                            <mrow>
                              <mn>2</mn>
                            </mrow>
                          </mstyle>
                        </msup>
                      </mrow>
                    </mstyle>
                    <mstyle mathsize="10pt">
                      <mrow>
                        <mn>2</mn>
                      </mrow>
                    </mstyle>
                  </mfrac>
                </mrow>
              </msup>
            </mrow>
          </mstyle>
        </mrow>
      </mrow>
    </mrow>
    <annotation encoding="StarMath 5.0">f(t)=1 over {size 9 sqrt{2%PI}}  cdot size 11 {func e^{-{size 10 t ^{size 7 2} over size 10 2}}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Franck OURION</meta:initial-creator>
    <meta:creation-date>2006-10-03T10:09:13</meta:creation-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